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text-properties style:font-name="Calibri" fo:font-weight="bold" style:font-weight-asian="bold" style:font-weight-complex="bold"/>
    </style:style>
    <style:style style:name="P2" style:parent-style-name="Standard" style:list-style-name="WWNum1" style:family="paragraph">
      <style:paragraph-properties fo:line-height="150%"/>
    </style:style>
    <style:style style:name="T3" style:parent-style-name="DefaultParagraphFont" style:family="text">
      <style:text-properties style:font-name="Calibri"/>
    </style:style>
    <style:style style:name="T4" style:parent-style-name="DefaultParagraphFont" style:family="text">
      <style:text-properties style:font-name="Calibri"/>
    </style:style>
    <style:style style:name="T5" style:parent-style-name="DefaultParagraphFont" style:family="text">
      <style:text-properties style:font-name="Calibri"/>
    </style:style>
    <style:style style:name="T6" style:parent-style-name="DefaultParagraphFont" style:family="text">
      <style:text-properties style:font-name="Calibri" fo:font-style="italic" style:font-style-asian="italic" style:font-style-complex="italic"/>
    </style:style>
    <style:style style:name="T7" style:parent-style-name="DefaultParagraphFont" style:family="text">
      <style:text-properties style:font-name="Calibri"/>
    </style:style>
    <style:style style:name="T8" style:parent-style-name="DefaultParagraphFont" style:family="text">
      <style:text-properties style:font-name="Calibri"/>
    </style:style>
    <style:style style:name="P9" style:parent-style-name="Standard" style:list-style-name="WWNum1" style:family="paragraph">
      <style:paragraph-properties fo:line-height="150%"/>
    </style:style>
    <style:style style:name="T10" style:parent-style-name="DefaultParagraphFont" style:family="text">
      <style:text-properties style:font-name="Calibri"/>
    </style:style>
    <style:style style:name="T11" style:parent-style-name="DefaultParagraphFont" style:family="text">
      <style:text-properties style:font-name="Calibri" fo:font-style="italic" style:font-style-asian="italic" style:font-style-complex="italic"/>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DefaultParagraphFont" style:family="text">
      <style:text-properties style:font-name="Calibri"/>
    </style:style>
    <style:style style:name="P15" style:parent-style-name="Standard" style:list-style-name="WWNum1" style:family="paragraph">
      <style:paragraph-properties fo:line-height="150%"/>
      <style:text-properties style:font-name="Calibri"/>
    </style:style>
    <style:style style:name="P16" style:parent-style-name="Standard" style:list-style-name="WWNum1" style:family="paragraph">
      <style:paragraph-properties fo:line-height="150%"/>
      <style:text-properties style:font-name="Calibri"/>
    </style:style>
    <style:style style:name="P17" style:parent-style-name="Standard" style:list-style-name="WWNum1" style:family="paragraph">
      <style:paragraph-properties fo:line-height="150%"/>
    </style:style>
    <style:style style:name="T18" style:parent-style-name="DefaultParagraphFont" style:family="text">
      <style:text-properties style:font-name="Calibri"/>
    </style:style>
    <style:style style:name="T19" style:parent-style-name="DefaultParagraphFont" style:family="text">
      <style:text-properties style:font-name="Calibri"/>
    </style:style>
    <style:style style:name="T20" style:parent-style-name="DefaultParagraphFont" style:family="text">
      <style:text-properties style:font-name="Calibri"/>
    </style:style>
    <style:style style:name="T21" style:parent-style-name="DefaultParagraphFont" style:family="text">
      <style:text-properties style:font-name="Calibri"/>
    </style:style>
    <style:style style:name="T22" style:parent-style-name="DefaultParagraphFont" style:family="text">
      <style:text-properties style:font-name="Calibri"/>
    </style:style>
    <style:style style:name="T23" style:parent-style-name="DefaultParagraphFont" style:family="text">
      <style:text-properties style:font-name="Calibri"/>
    </style:style>
    <style:style style:name="T24" style:parent-style-name="DefaultParagraphFont" style:family="text">
      <style:text-properties style:font-name="Calibri"/>
    </style:style>
    <style:style style:name="T25" style:parent-style-name="DefaultParagraphFont" style:family="text">
      <style:text-properties style:font-name="Calibri"/>
    </style:style>
    <style:style style:name="T26" style:parent-style-name="DefaultParagraphFont" style:family="text">
      <style:text-properties style:font-name="Calibri"/>
    </style:style>
    <style:style style:name="T27" style:parent-style-name="DefaultParagraphFont" style:family="text">
      <style:text-properties style:font-name="Calibri"/>
    </style:style>
    <style:style style:name="T28" style:parent-style-name="DefaultParagraphFont" style:family="text">
      <style:text-properties style:font-name="Calibri" fo:font-style="italic" style:font-style-asian="italic" style:font-style-complex="italic"/>
    </style:style>
    <style:style style:name="T29" style:parent-style-name="DefaultParagraphFont" style:family="text">
      <style:text-properties style:font-name="Calibri"/>
    </style:style>
    <style:style style:name="P30" style:parent-style-name="Standard" style:list-style-name="WWNum1" style:family="paragraph">
      <style:paragraph-properties fo:line-height="150%"/>
      <style:text-properties style:font-name="Calibri"/>
    </style:style>
    <style:style style:name="P31" style:parent-style-name="Standard" style:list-style-name="WWNum1" style:family="paragraph">
      <style:paragraph-properties fo:line-height="150%"/>
      <style:text-properties style:font-name="Calibri"/>
    </style:style>
    <style:style style:name="P32" style:parent-style-name="Standard" style:list-style-name="WWNum1" style:family="paragraph">
      <style:paragraph-properties fo:line-height="150%"/>
      <style:text-properties style:font-name="Calibri"/>
    </style:style>
    <style:style style:name="P33" style:parent-style-name="Standard" style:list-style-name="WWNum1" style:family="paragraph">
      <style:paragraph-properties fo:line-height="150%"/>
      <style:text-properties style:font-name="Calibri"/>
    </style:style>
    <style:style style:name="P34" style:parent-style-name="Standard" style:list-style-name="WWNum1" style:family="paragraph">
      <style:paragraph-properties fo:line-height="150%"/>
      <style:text-properties style:font-name="Calibri"/>
    </style:style>
    <style:style style:name="P35" style:parent-style-name="Standard" style:list-style-name="WWNum1" style:family="paragraph">
      <style:paragraph-properties fo:line-height="150%"/>
      <style:text-properties style:font-name="Calibri"/>
    </style:style>
    <style:style style:name="P36" style:parent-style-name="Standard" style:list-style-name="WWNum1" style:family="paragraph">
      <style:paragraph-properties fo:line-height="150%"/>
    </style:style>
    <style:style style:name="T37" style:parent-style-name="DefaultParagraphFont" style:family="text">
      <style:text-properties style:font-name="Calibri"/>
    </style:style>
    <style:style style:name="T38" style:parent-style-name="DefaultParagraphFont" style:family="text">
      <style:text-properties style:font-name="Calibri" fo:font-style="italic" style:font-style-asian="italic" style:font-style-complex="italic"/>
    </style:style>
    <style:style style:name="T39" style:parent-style-name="DefaultParagraphFont" style:family="text">
      <style:text-properties style:font-name="Calibri"/>
    </style:style>
    <style:style style:name="T40" style:parent-style-name="DefaultParagraphFont" style:family="text">
      <style:text-properties style:font-name="Calibri"/>
    </style:style>
    <style:style style:name="P41" style:parent-style-name="Standard" style:list-style-name="WWNum1" style:family="paragraph">
      <style:paragraph-properties fo:line-height="150%"/>
      <style:text-properties style:font-name="Calibri"/>
    </style:style>
    <style:style style:name="P42" style:parent-style-name="Standard" style:list-style-name="WWNum1" style:family="paragraph">
      <style:paragraph-properties fo:line-height="150%"/>
    </style:style>
    <style:style style:name="T43" style:parent-style-name="DefaultParagraphFont" style:family="text">
      <style:text-properties style:font-name="Calibri"/>
    </style:style>
    <style:style style:name="T44" style:parent-style-name="DefaultParagraphFont" style:family="text">
      <style:text-properties style:font-name="Calibri"/>
    </style:style>
  </office:automatic-styles>
  <office:body>
    <office:text text:use-soft-page-breaks="true">
      <text:p text:style-name="P1">HW 5<text:s/><text:tab/><text:tab/><text:tab/><text:tab/><text:tab/><text:tab/><text:tab/><text:tab/><text:tab/><text:tab/><text:tab/>Due: See Canvas</text:p>
      <text:list text:style-name="WWNum1">
        <text:list-item text:start-value="1">
          <text:p text:style-name="P2"><text:span text:style-name="T3">Educational researchers randomly assigned 28 ninth-year students in Australia to receive coordinate geometry training in one of two ways: a conventional</text:span><text:span text:style-name="T4"><text:s/>way and a modified way. After the training, the students were asked to solve a coordinate geometry problem. The time to complete the problem was recorded, but five students in the ``conventional" group did not complete the solution in the five minute allo</text:span><text:span text:style-name="T5">tted time. Use an appropriate method to test if modified way reduces the time to solve the coordinate geometry problem. (Data in<text:s/></text:span><text:span text:style-name="T6">case0402.txt</text:span><text:span text:style-name="T7">). [Note: the normality assumption is automatically violated when some observations are censored, and the sample me</text:span><text:span text:style-name="T8">ans are not meaningful estimates of the population means]</text:span></text:p>
        </text:list-item>
        <text:list-item>
          <text:p text:style-name="P9"><text:span text:style-name="T10">(The pollen removal problem revisited) The data are provided in<text:s/></text:span><text:span text:style-name="T11">bee.txt</text:span><text:span text:style-name="T12">. The first column is the proportion of pollen (ignore for this problem), the second column is the duration of the visit, the t</text:span><text:span text:style-name="T13">hird column indicates worker (W) or queen (Q). Consider the data on duration of visit (2nd column). You want to find out whether workers spend more time in flowers than do queens. In the homeworks we saw that the normality assumption was iffy, even after t</text:span><text:span text:style-name="T14">he log transformation. Now we shall use a randomization/permutation <text:s/>test to test the hypotheses (on means or medians). In both the following problems, show the histogram of the simulated differences along with the observed difference.</text:span></text:p>
          <text:list text:continue-numbering="true">
            <text:list-item>
              <text:p text:style-name="P15">Use a permutation test on the raw data to test if the mean durations are different between worker and queen bees. Write down the null and the alternative hypotheses and provide a conclusion.</text:p>
            </text:list-item>
            <text:list-item>
              <text:p text:style-name="P16">Use a permutation test after log-transforming the observations. Write down the null and alternative hypotheses and interpret the results in the original scale. [Note: On the log-scale you’re comparing the difference between the log-medians i.e. the ratio of the medians. I haven’t discussed this case explicitly in the lecture.]</text:p>
            </text:list-item>
          </text:list>
        </text:list-item>
        <text:list-item>
          <text:p text:style-name="P17"><text:span text:style-name="T18">Considerable</text:span><text:span text:style-name="T19"><text:s/>amounts of fungicides are used in commercial apple orchards. This prevents the development of some fungi that produce unsightly blotches on the skin but have no other effects on the apples. Suppose a researcher in the ISU Plant Pathology department studie</text:span><text:span text:style-name="T20">d whether these blotches could be removed by washing with a bleach solution after harvest. If successful, this would reduce the amount of fungicide needed. She randomly sampled 50 apples from an orchard that did not spray fungicides, so the apples had blot</text:span><text:span text:style-name="T21">ches on them. All<text:s/></text:span><text:soft-page-break/><text:span text:style-name="T22">apples were very similar in size. She randomly selected 25 apples and washed them individually. She then measured the area covered by fungal blotches on each apple. The average area of fungi for washed apples is 8.41 cm<text:s/></text:span><text:span text:style-name="T23">sq.</text:span><text:span text:style-name="T24"><text:s/>; the average ar</text:span><text:span text:style-name="T25">ea of fungi<text:s/></text:span><text:span text:style-name="T26">for control apples is 9.37 cm sq</text:span><text:span text:style-name="T27">. The data are available in<text:s/></text:span><text:span text:style-name="T28">apples.txt</text:span><text:span text:style-name="T29">.</text:span></text:p>
          <text:list text:continue-numbering="true">
            <text:list-item>
              <text:p text:style-name="P30">What are the treatments? What, if anything, are they randomly assigned to? Can causal conclusions be statistically justified? Why or why not?</text:p>
            </text:list-item>
            <text:list-item>
              <text:p text:style-name="P31">Consider now a randomization test of the null hypothesis of no difference in mean fungal area between washed and unwashed apples. What is the observed value of the difference between the means?</text:p>
            </text:list-item>
            <text:list-item>
              <text:p text:style-name="P32">Using statistical software, construct 1000 random shuffles of the 50 apples into a two groups of 25. Compute the randomization-based two-sided p-value for testing the null hypothesis of no effect of washing. Besides the p-value, show a histogram of the simulated values and mark the location of the observed mean difference.</text:p>
            </text:list-item>
            <text:list-item>
              <text:p text:style-name="P33">[Conceptual question] If you calculated a randomization-based 95% confidence interval for the effect of washing (no need to try to calculate the interval), would that interval include 0? Briefly explain why or why not.</text:p>
            </text:list-item>
            <text:list-item>
              <text:p text:style-name="P34">Write a short conclusion (1 or perhaps a few sentences) about the effect of washing on the area covered by fungal blotches, using the permutation test for your inference. Notes: It is also useful to report the estimated effect, in addition to the statistical inference. The “Summary of Statistical Analysis” paragraphs at the end of each case study in Sleuth are good models.</text:p>
            </text:list-item>
          </text:list>
        </text:list-item>
        <text:list-item>
          <text:p text:style-name="P35">Chapter 4, problem 32 (Therapeutic Marijuana). Nausea and vomiting are frequent side effects of cancer chemotherapy, which can contribute to the decreased ability of patients to undergo long-term<text:s/>chemotherapy schedules. The effectiveness of THC (the active ingredient of marijuana) in preventing these side effects was compared with the standard drug Compazine. Of the 46 patients who tried both drugs (but were not told which was which), 21 expressed<text:s/>no preference, while 20 preferred THC and 5 preferred Compazine. Perform (by hand) a sign test, show all your work and clearly explain your conclusions.</text:p>
        </text:list-item>
        <text:list-item>
          <text:p text:style-name="P36"><text:span text:style-name="T37">Chapter 4, problem 28 in both editions (Darwin cross/self fertilization data). Data are in<text:s/></text:span><text:span text:style-name="T38">ex0428.txt</text:span><text:span text:style-name="T39">.<text:s/></text:span><text:span text:style-name="T40">Ignore the book’s questions, and answer the following:</text:span></text:p>
          <text:soft-page-break/>
          <text:list text:continue-numbering="true">
            <text:list-item>
              <text:p text:style-name="P41">Draw a histogram or boxplot of the differenced data. Is there any indication from the plot that using paired t-tools may be inappropriate? Explain why or why not.</text:p>
            </text:list-item>
            <text:list-item>
              <text:p text:style-name="P42"><text:span text:style-name="T43">Regardless of your answer in part (a),</text:span><text:span text:style-name="T44"><text:s/>conduct a Wilcoxon signed-rank test to test the hypothesis of no treatment effect. Write down the null and the alternative hypotheses. Report a p-value, and write a conclusion within the context of the data.</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utta, Somak [STAT]</dc:creator>
    <meta:creation-date>2019-01-31T12:15:00Z</meta:creation-date>
    <dc:date>2019-02-13T18:35:00Z</dc:date>
    <meta:template xlink:href="Normal" xlink:type="simple"/>
    <meta:editing-cycles>38</meta:editing-cycles>
    <meta:editing-duration>PT1980S</meta:editing-duration>
    <meta:document-statistic meta:page-count="3" meta:paragraph-count="10" meta:word-count="784" meta:character-count="5249" meta:row-count="37" meta:non-whitespace-character-count="4475"/>
  </office:meta>
</office:document-meta>
</file>